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utos_5f_tables" style:display-name="autos_tables" style:family="table">
      <style:table-properties style:width="6.925in" table:align="margins" style:shadow="none"/>
    </style:style>
    <style:style style:name="autos_5f_tables.A" style:display-name="autos_tables.A" style:family="table-column">
      <style:table-column-properties style:column-width="3.4625in" style:rel-column-width="32767*"/>
    </style:style>
    <style:style style:name="autos_5f_tables.B" style:display-name="autos_tables.B" style:family="table-column">
      <style:table-column-properties style:column-width="3.4625in" style:rel-column-width="32768*"/>
    </style:style>
    <style:style style:name="autos_5f_tables.A1" style:display-name="autos_tables.A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utos_5f_tables.B1" style:display-name="autos_tables.B1" style:family="table-cell">
      <style:table-cell-properties fo:background-color="#ffff00" fo:padding="0.0382in" fo:border="0.05pt solid #000000">
        <style:background-image/>
      </style:table-cell-properties>
    </style:style>
    <style:style style:name="autos_5f_tables.A2" style:display-name="autos_tables.A2" style:family="table-cell">
      <style:table-cell-properties fo:padding="0.0382in" fo:border-left="0.05pt solid #000000" fo:border-right="none" fo:border-top="none" fo:border-bottom="0.05pt solid #000000"/>
    </style:style>
    <style:style style:name="autos_5f_tables.B2" style:display-name="autos_table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2ec1" officeooo:paragraph-rsid="001b2ec1"/>
    </style:style>
    <style:style style:name="P2" style:family="paragraph" style:parent-style-name="Table_20_Heading">
      <style:text-properties officeooo:rsid="001962b4" officeooo:paragraph-rsid="001962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autos_tables" table:style-name="autos_5f_tables">
        <table:table-column table:style-name="autos_5f_tables.A"/>
        <table:table-column table:style-name="autos_5f_tables.B"/>
        <table:table-header-rows>
          <table:table-row>
            <table:table-cell table:style-name="autos_5f_tables.A1" office:value-type="string">
              <text:p text:style-name="P2">Make</text:p>
            </table:table-cell>
            <table:table-cell table:style-name="autos_5f_tables.B1" office:value-type="string">
              <text:p text:style-name="P2">Model</text:p>
            </table:table-cell>
          </table:table-row>
        </table:table-header-rows>
        <table:table-row>
          <table:table-cell table:style-name="autos_5f_tables.A2" office:value-type="string">
            <text:p text:style-name="P1">$make$</text:p>
          </table:table-cell>
          <table:table-cell table:style-name="autos_5f_tables.B2" office:value-type="string">
            <text:p text:style-name="P1">$model$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S</meta:editing-duration>
    <meta:editing-cycles>5</meta:editing-cycles>
    <meta:generator>LibreOffice/4.0.2.1$Linux_X86_64 LibreOffice_project/400m0$Build-1</meta:generator>
    <dc:date>2013-04-05T09:35:51</dc:date>
    <meta:document-statistic meta:table-count="1" meta:image-count="0" meta:object-count="0" meta:page-count="1" meta:paragraph-count="4" meta:word-count="4" meta:character-count="22" meta:non-whitespace-character-count="22"/>
    <meta:user-defined meta:name="Info 1"/>
    <meta:user-defined meta:name="Info 2"/>
    <meta:user-defined meta:name="Info 3"/>
    <meta:user-defined meta:name="Info 4"/>
  </office:meta>
</office:document-meta>
</file>